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6633" draw:fill="gradient" draw:fill-gradient-name="Radial_20_red_2f_yellow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Ultrafine_20_2_20_Dots_20_3_20_Dashes" svg:stroke-color="#800000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_32__20_Dots_20_1_20_Dash" svg:stroke-color="#80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89cm"/>
    </style:style>
    <style:style style:name="gr7" style:family="graphic" style:parent-style-name="standard">
      <style:graphic-properties draw:stroke="none" svg:stroke-color="#000000" draw:fill="none" draw:fill-color="#ffffff" fo:min-height="1.5cm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cm" fo:min-width="0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color="#dc2300"/>
    </style:style>
    <style:style style:name="P3" style:family="paragraph">
      <style:paragraph-properties fo:text-align="center" style:writing-mode="lr-tb"/>
      <style:text-properties fo:color="#dc2300" style:text-underline-style="none" fo:font-weight="normal" style:font-weight-asian="normal" style:font-weight-complex="normal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line-height="100%" fo:text-align="center" style:writing-mode="lr-tb"/>
    </style:style>
    <style:style style:name="P7" style:family="paragraph">
      <style:paragraph-properties fo:line-height="100%" fo:text-align="center" style:writing-mode="lr-tb"/>
      <style:text-properties fo:color="#dc2300"/>
    </style:style>
    <style:style style:name="P8" style:family="paragraph">
      <style:paragraph-properties fo:text-align="start" style:writing-mode="lr-tb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9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dc2300"/>
    </style:style>
    <style:style style:name="T4" style:family="text">
      <style:text-properties fo:color="#dc2300" style:text-underline-style="none" fo:font-weight="normal" style:font-weight-asian="normal" style:font-weight-complex="normal"/>
    </style:style>
    <style:style style:name="T5" style:family="text">
      <style:text-properties fo:color="#dc23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color="#dc2300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18pt" fo:font-style="italic" fo:text-shadow="none" style:text-underline-style="none" fo:font-weight="bold" style:letter-kerning="true" style:font-family-asian="Arial" style:font-family-generic-asian="roman" style:font-pitch-asian="variable" style:font-size-asian="18pt" style:font-style-asian="italic" style:font-weight-asian="bold" style:font-family-complex="Arial" style:font-family-generic-complex="roman" style:font-pitch-complex="variable" style:font-size-complex="18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cm" svg:height="5cm" svg:x="16.1cm" svg:y="0.1cm">
          <text:p text:style-name="P1">1</text:p>
          <text:p text:style-name="P1">Friends: 1,2,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5cm" svg:height="5cm" svg:x="12.9cm" svg:y="12.3cm">
          <text:p text:style-name="P1">2<text:line-break/><text:span text:style-name="T1">friends:</text:span> 1,3,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5cm" svg:height="5cm" svg:x="1.3cm" svg:y="11.9cm">
          <text:p text:style-name="P1">3</text:p>
          <text:p text:style-name="P1"><text:span text:style-name="T1">friends:</text:span> 1,2,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8.6cm" svg:y1="5.1cm" svg:x2="17.168cm" svg:y2="13.032cm" draw:start-shape="id1" draw:start-glue-point="8" draw:end-shape="id2" draw:end-glue-point="11" svg:d="m18600 5100c0 5401-1432 1436-1432 7932" svg:viewBox="0 0 1433 7933">
          <text:p text:style-name="P1">POST<text:line-break/>1,<text:span text:style-name="T2">3</text:span><text:line-break/>{…}</text:p>
        </draw:connector>
        <draw:connector draw:style-name="gr2" draw:text-style-name="P1" draw:layer="layout" draw:type="curve" svg:x1="18.6cm" svg:y1="5.1cm" svg:x2="2.032cm" svg:y2="12.632cm" draw:start-shape="id1" draw:start-glue-point="8" draw:end-shape="id3" draw:end-glue-point="5" svg:d="m18600 5100c0 5101-16568 1336-16568 7532" svg:viewBox="0 0 16569 7533">
          <text:p text:style-name="P1">POST<text:line-break/>1,<text:span text:style-name="T2">2</text:span><text:line-break/>{…}</text:p>
        </draw:connector>
        <draw:custom-shape draw:style-name="gr1" draw:text-style-name="P1" xml:id="id4" draw:id="id4" draw:layer="layout" svg:width="5cm" svg:height="5cm" svg:x="7.8cm" svg:y="22.1cm">
          <text:p text:style-name="P1">4</text:p>
          <text:p text:style-name="P1"><text:span text:style-name="T1">friends:</text:span> 2,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7.168cm" svg:y1="13.032cm" svg:x2="12.8cm" svg:y2="24.6cm" draw:start-shape="id2" draw:start-glue-point="11" draw:end-shape="id4" draw:end-glue-point="10" svg:d="m17168 13032c1851 0 4035 11568-4368 11568" svg:viewBox="0 0 6076 11569">
          <text:p/>
        </draw:connector>
        <draw:connector draw:style-name="gr4" draw:text-style-name="P2" draw:layer="layout" draw:type="curve" svg:x1="17.168cm" svg:y1="13.032cm" svg:x2="3.8cm" svg:y2="11.9cm" draw:start-shape="id2" draw:start-glue-point="11" draw:end-shape="id3" draw:end-glue-point="4" svg:d="m17168 13032c0-2449-13368-1883-13368-1132" svg:viewBox="0 0 13369 1777">
          <text:p text:style-name="P1"><text:span text:style-name="T3">POST</text:span></text:p>
          <text:p text:style-name="P1"><text:span text:style-name="T4">1,</text:span><text:span text:style-name="T5">3</text:span><text:span text:style-name="T4">,2,4</text:span></text:p>
        </draw:connector>
        <draw:connector draw:style-name="gr4" draw:text-style-name="P2" draw:layer="layout" draw:type="curve" svg:x1="2.032cm" svg:y1="12.632cm" svg:x2="15.4cm" svg:y2="17.3cm" draw:start-shape="id3" draw:start-glue-point="5" draw:end-shape="id2" draw:end-glue-point="8" svg:d="m2032 12632c-1849 0-1541 2585 2263 3941s11105 1480 11105 727" svg:viewBox="0 0 14469 5129">
          <text:p text:style-name="P1"><text:span text:style-name="T3">POST</text:span></text:p>
          <text:p text:style-name="P1"><text:span text:style-name="T4">1,</text:span><text:span text:style-name="T5">2</text:span><text:span text:style-name="T4">,3,4</text:span></text:p>
        </draw:connector>
        <draw:connector draw:style-name="gr4" draw:text-style-name="P3" draw:layer="layout" draw:type="curve" svg:x1="12.8cm" svg:y1="24.6cm" svg:x2="2.032cm" svg:y2="16.168cm" draw:start-shape="id4" draw:start-glue-point="10" draw:end-shape="id3" draw:end-glue-point="7" svg:d="m12800 24600c753 0 627-2550-2252-3408s-8516-25-8516-5024" svg:viewBox="0 0 11160 8433">
          <text:p text:style-name="P1"><text:span text:style-name="T4">POST</text:span></text:p>
          <text:p text:style-name="P1"><text:span text:style-name="T4">1,</text:span><text:span text:style-name="T6">3</text:span><text:span text:style-name="T4">,2,4</text:span></text:p>
        </draw:connector>
        <draw:connector draw:style-name="gr5" draw:text-style-name="P1" draw:layer="layout" draw:type="curve" svg:x1="12.8cm" svg:y1="24.6cm" svg:x2="15.119cm" svg:y2="26.179cm" draw:start-shape="id4" draw:start-glue-point="10" svg:d="m12800 24600c2116 0 957 1579 2319 1579" svg:viewBox="0 0 2320 1580">
          <text:p/>
        </draw:connector>
        <draw:frame draw:style-name="gr6" draw:text-style-name="P5" draw:layer="layout" svg:width="15.9cm" svg:height="2.139cm" svg:x="0.8cm" svg:y="0.861cm">
          <draw:text-box>
            <text:p text:style-name="P4"><text:span text:style-name="T7">Mention the other friends you'll notify in the header before passing the post...</text:span></text:p>
          </draw:text-box>
        </draw:frame>
        <draw:frame draw:style-name="gr7" draw:text-style-name="P7" draw:layer="layout" svg:width="2.7cm" svg:height="1.75cm" svg:x="14.7cm" svg:y="25.45cm">
          <draw:text-box>
            <text:p text:style-name="P6"><text:span text:style-name="T3">POST</text:span><text:span text:style-name="T3"><text:line-break/></text:span><text:span text:style-name="T3">1,3,</text:span><text:span text:style-name="T5">2</text:span><text:span text:style-name="T3">,</text:span><text:span text:style-name="T4">4</text:span></text:p>
          </draw:text-box>
        </draw:frame>
        <draw:frame draw:style-name="gr8" draw:text-style-name="P8" draw:layer="layout" svg:width="8.6cm" svg:height="0.962cm" svg:x="11.9cm" svg:y="26.8cm">
          <draw:text-box>
            <text:p text:style-name="P4"><text:span text:style-name="T8">Don't send </text:span><text:span text:style-name="T9">anything</text:span><text:span text:style-name="T8"> back!</text:span></text:p>
          </draw:text-box>
        </draw:frame>
        <draw:connector draw:style-name="gr3" draw:text-style-name="P9" draw:layer="layout" draw:type="curve" svg:x1="8.532cm" svg:y1="26.368cm" svg:x2="5.172cm" svg:y2="27.731cm" draw:start-shape="id4" draw:start-glue-point="7" svg:d="m8532 26368c-3444 0-1764 1363-3360 1363" svg:viewBox="0 0 3361 1364">
          <text:p/>
        </draw:connector>
        <draw:connector draw:style-name="gr3" draw:text-style-name="P9" draw:layer="layout" draw:type="curve" svg:x1="8.532cm" svg:y1="26.369cm" svg:x2="9.867cm" svg:y2="28.169cm" svg:d="m8532 26369c0 1350 1335 450 1335 1800" svg:viewBox="0 0 1336 1801">
          <text:p/>
        </draw:connector>
        <draw:connector draw:style-name="gr3" draw:text-style-name="P9" draw:layer="layout" draw:type="curve" svg:x1="8.533cm" svg:y1="26.369cm" svg:x2="7.36cm" svg:y2="27.532cm" svg:d="m8533 26369c-879 0-293 1163-1173 1163" svg:viewBox="0 0 1174 1164">
          <text:p/>
        </draw:connector>
        <draw:frame draw:style-name="gr9" draw:text-style-name="P1" draw:layer="layout" svg:width="2.229cm" svg:height="2.384cm" svg:x="16.59cm" svg:y="19.3cm">
          <draw:text-box>
            <text:p text:style-name="P1">POST<text:line-break/>1,3,2</text:p>
            <text:p text:style-name="P1">{…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ar" style:country-complex="EG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8T20:33:36</meta:creation-date>
    <dc:date>2013-05-29T19:35:16</dc:date>
    <meta:editing-duration>PT1H30M5S</meta:editing-duration>
    <meta:editing-cycles>10</meta:editing-cycles>
    <meta:generator>LibreOffice/4.0.3.3$MacOSX_x86 LibreOffice_project/0eaa50a932c8f2199a615e1eb30f7ac74279539</meta:generator>
    <meta:document-statistic meta:object-count="18"/>
  </office:meta>
</office:document-meta>
</file>